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1" svg:font-family="'Liberation Mono'" style:font-family-generic="modern" style:font-pitch="fixed"/>
    <style:font-face style:name="Nimbus Mono L1" svg:font-family="'Nimbus Mono L'"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2"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yle1">
      <style:text-properties officeooo:rsid="001bed0f" officeooo:paragraph-rsid="001bed0f"/>
    </style:style>
    <style:style style:name="P2" style:family="paragraph" style:parent-style-name="Preformatted_20_Text">
      <style:text-properties style:font-name="Liberation Serif" fo:font-size="10pt" style:text-underline-style="none" fo:font-weight="normal" style:font-size-asian="10pt" style:font-weight-asian="normal" style:font-size-complex="10pt" style:font-weight-complex="normal"/>
    </style:style>
    <style:style style:name="P3" style:family="paragraph" style:parent-style-name="Preformatted_20_Text">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Liberation Serif" fo:font-size="10pt" fo:font-style="normal" style:font-size-asian="10pt" style:font-style-asian="normal" style:font-size-complex="10pt" style:font-style-complex="normal"/>
    </style:style>
    <style:style style:name="P5" style:family="paragraph" style:parent-style-name="Preformatted_20_Text">
      <style:text-properties style:font-name="Liberation Serif" fo:font-size="10pt" style:text-underline-style="solid" style:text-underline-width="auto" style:text-underline-color="font-color" fo:font-weight="normal" style:font-size-asian="10pt" style:font-weight-asian="normal" style:font-size-complex="10pt" style:font-weight-complex="normal"/>
    </style:style>
    <style:style style:name="P6" style:family="paragraph" style:parent-style-name="Preformatted_20_Text">
      <style:text-properties style:font-name="Liberation Mono1" fo:font-size="10pt" style:text-underline-style="none" fo:font-weight="normal" style:font-size-asian="10pt" style:font-weight-asian="normal" style:font-size-complex="10pt" style:font-weight-complex="normal"/>
    </style:style>
    <style:style style:name="P7" style:family="paragraph" style:parent-style-name="Style_20_2">
      <style:text-properties style:font-name="Liberation Serif" officeooo:rsid="001bb7e9"/>
    </style:style>
    <style:style style:name="P8" style:family="paragraph" style:parent-style-name="Style1">
      <style:text-properties officeooo:rsid="001bed0f" officeooo:paragraph-rsid="001bed0f"/>
    </style:style>
    <style:style style:name="P9" style:family="paragraph" style:parent-style-name="Preformatted_20_Text" style:master-page-name="Standard">
      <style:paragraph-properties style:page-number="auto"/>
    </style:style>
    <style:style style:name="P10" style:family="paragraph" style:parent-style-name="Preformatted_20_Text" style:list-style-name="WWNum1">
      <style:text-properties style:font-name="Liberation Serif" fo:font-size="10pt" style:text-underline-style="none" fo:font-weight="normal" style:font-size-asian="10pt" style:font-weight-asian="normal" style:font-size-complex="10pt" style:font-weight-complex="normal"/>
    </style:style>
    <style:style style:name="P11" style:family="paragraph" style:parent-style-name="Preformatted_20_Text">
      <style:text-properties style:font-name="Liberation Serif" fo:font-size="10pt" style:text-underline-style="none" fo:font-weight="normal" officeooo:paragraph-rsid="0023535c" style:font-size-asian="10pt" style:font-weight-asian="normal" style:font-size-complex="10pt" style:font-weight-complex="normal"/>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5pt" style:text-underline-style="solid" style:text-underline-width="auto" style:text-underline-color="font-color" fo:font-weight="bold" officeooo:rsid="00265743" style:font-size-asian="15pt" style:font-weight-asian="bold" style:font-size-complex="15pt" style:font-weight-complex="bold"/>
    </style:style>
    <style:style style:name="T3" style:family="text">
      <style:text-properties style:font-name="Liberation Serif"/>
    </style:style>
    <style:style style:name="T4" style:family="text">
      <style:text-properties style:font-name="Liberation Serif" fo:font-size="10pt" style:text-underline-style="none" fo:font-weight="normal" style:font-size-asian="10pt" style:font-weight-asian="normal" style:font-size-complex="10pt" style:font-weight-complex="normal"/>
    </style:style>
    <style:style style:name="T5" style:family="text">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Liberation Serif"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Liberation 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 style:family="text">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10" style:family="text">
      <style:text-properties style:font-name="Liberation Serif"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1" style:family="text">
      <style:text-properties style:font-name="Liberation Serif" officeooo:rsid="001bb7e9"/>
    </style:style>
    <style:style style:name="T12" style:family="text">
      <style:text-properties style:font-name="Liberation Mono1"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Liberation Mono1" fo:font-size="10pt" style:text-underline-style="none" fo:font-weight="normal" style:font-size-asian="10pt" style:font-weight-asian="normal" style:font-size-complex="10pt" style:font-weight-complex="normal"/>
    </style:style>
    <style:style style:name="T14" style:family="text">
      <style:text-properties officeooo:rsid="00206fe2"/>
    </style:style>
    <style:style style:name="T15" style:family="text">
      <style:text-properties officeooo:rsid="0023bdfa"/>
    </style:style>
    <style:style style:name="T16" style:family="text">
      <style:text-properties style:font-name="Liberation Serif" officeooo:rsid="0023bdfa"/>
    </style:style>
    <style:style style:name="T17" style:family="text">
      <style:text-properties style:font-name="Liberation Serif" officeooo:rsid="0025a4df"/>
    </style:style>
    <style:style style:name="T18" style:family="text">
      <style:text-properties officeooo:rsid="0025a4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text:tab/><text:tab/><text:span text:style-name="T2">LESSON 1</text:span></text:p>
      <text:p text:style-name="P2"/>
      <text:p text:style-name="P2">Helps you to save your file at different points of time, view previous version and compare different version. Also helps in collaborating with other people</text:p>
      <text:p text:style-name="P2"/>
      <text:p text:style-name="P2">If we experience a bug in our code we can go back to some previous version to see if the bug was there or not, and if not, we can see what change brought the bug in the program</text:p>
      <text:p text:style-name="P2"/>
      <text:p text:style-name="Preformatted_20_Text"><text:span text:style-name="T5">GIT</text:span><text:span text:style-name="T4">:-Version Control System</text:span></text:p>
      <text:p text:style-name="Preformatted_20_Text"><text:span text:style-name="T5">GITHUB</text:span><text:span text:style-name="T4">:- Online collaboration platform</text:span></text:p>
      <text:p text:style-name="P2"/>
      <text:p text:style-name="Preformatted_20_Text"><text:span text:style-name="T4">Command “</text:span><text:span text:style-name="T13">FC</text:span><text:span text:style-name="T4">” (in Windows) and “</text:span><text:span text:style-name="T13">diff</text:span><text:span text:style-name="T4">”(in MAC or Linux) helps to find the exact parts of difference in 2 files as follows</text:span></text:p>
      <text:p text:style-name="P6">diff -u oldfilename newfilenname</text:p>
      <text:p text:style-name="P2"/>
      <text:p text:style-name="P2">Lines without any sign are not changed</text:p>
      <text:p text:style-name="P11">Lines with – – <text:s/>sign were removed</text:p>
      <text:p text:style-name="P2">Lines with ++ sign were added</text:p>
      <text:p text:style-name="P2"/>
      <text:p text:style-name="P2"/>
      <text:p text:style-name="P5">Systems which allows access to previous version:-</text:p>
      <text:list xml:id="list5421782403448616608" text:style-name="WWNum1">
        <text:list-item>
          <text:p text:style-name="P10">Dropbox</text:p>
        </text:list-item>
        <text:list-item>
          <text:p text:style-name="P10">Google Docs</text:p>
        </text:list-item>
        <text:list-item>
          <text:p text:style-name="P10">Wikipedia</text:p>
        </text:list-item>
      </text:list>
      <text:p text:style-name="P2"/>
      <text:p text:style-name="Preformatted_20_Text"><text:span text:style-name="T6"><text:tab/></text:span><text:span text:style-name="T7">COMMITS</text:span></text:p>
      <text:p text:style-name="P3">User defined or set checkpoints where the current version of the file is saved is known as commits.This is done by providing a well defined meanin<text:span text:style-name="T14">g</text:span>ful message describing the logical change made known as a commit message</text:p>
      <text:p text:style-name="P3"/>
      <text:p text:style-name="Preformatted_20_Text"><text:span text:style-name="T8">Using git we can view our commits by the command “</text:span><text:span text:style-name="T12">git log</text:span><text:span text:style-name="T8">”. It displays the list of commits starting from the most recent. Each commit has an id, author name(as to who made the commit), date, and a commit mesaage reflecting what changes have been made</text:span></text:p>
      <text:p text:style-name="Preformatted_20_Text"><text:span text:style-name="T8"><text:tab/><text:tab/>Just like the “</text:span><text:span text:style-name="T12">diff</text:span><text:span text:style-name="T8">” copmmand we can use “</text:span><text:span text:style-name="T12">git diff old_id new_id</text:span><text:span text:style-name="T8">” to find the difference between two version represented by their commit ids.</text:span></text:p>
      <text:p text:style-name="P3"/>
      <text:p text:style-name="P3">It is better if we make a commit per one logical change or changes, that is if we change two or more lines of code but all for one logical change in program, we should perform just one commit for them.</text:p>
      <text:p text:style-name="P3"/>
      <text:p text:style-name="P3">Often when two or more files make up a program , its better to track and store the version of them together as groups as it makes reviewing earlier version easier</text:p>
      <text:p text:style-name="P3"/>
      <text:p text:style-name="Preformatted_20_Text"><text:span text:style-name="T8">“</text:span><text:span text:style-name="T12">git log –stat</text:span><text:span text:style-name="T8">” gives the list of commits with extra details on which files have been changed and how many insertions and deletions have been made in them</text:span></text:p>
      <text:p text:style-name="P3"/>
      <text:p text:style-name="Preformatted_20_Text"><text:span text:style-name="T8">To exit from git log we need to press ‘</text:span><text:span text:style-name="T12">q</text:span><text:span text:style-name="T8">’ to quit</text:span></text:p>
      <text:p text:style-name="P3"/>
      <text:p text:style-name="Preformatted_20_Text"><text:span text:style-name="T9"><text:tab/></text:span><text:span text:style-name="T10">REPOSITORY</text:span></text:p>
      <text:p text:style-name="P3">Contains the files needed along with all their previous version</text:p>
      <text:p text:style-name="P4"/>
      <text:p text:style-name="Preformatted_20_Text"><text:span text:style-name="T8">“</text:span><text:span text:style-name="T12">git clone url_of_repository</text:span><text:span text:style-name="T8">”allows to download a repository</text:span></text:p>
      <text:p text:style-name="P3"/>
      <text:p text:style-name="Style_20_2">“git checkout commitid”<text:span text:style-name="T3"> </text:span><text:span text:style-name="T11">allows to get back the program as per a previous version code. It revers changes back to the previous version making that version the current version</text:span></text:p>
      <text:p text:style-name="P7"/>
      <text:p text:style-name="P1">LEARN MORE ABOUT HOW PROMPTS WORK IN GIT</text:p>
      <text:p text:style-name="P1"/>
      <text:p text:style-name="P1"><text:span text:style-name="Source_20_Text"/></text:p>
      <text:p text:style-name="P1"/>
      <text:p text:style-name="P1">“<text:span text:style-name="T15">git init” </text:span><text:span text:style-name="T16">creates a new repository. As it is a new repository , there are no commits in the repository.</text:span></text:p>
      <text:p text:style-name="Style1">“<text:span text:style-name="T18">git status” </text:span><text:span text:style-name="T17">returns the status as in which files have changed since last commit, which branch it is in........</text:span></text:p>
      <text:p text:style-name="Style1"><text:span text:style-name="T17"/></text:p>
      <text:p text:style-name="Style1"><text:soft-page-break/><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1" svg:font-family="'Liberation Mono'" style:font-family-generic="modern" style:font-pitch="fixed"/>
    <style:font-face style:name="Nimbus Mono L1" svg:font-family="'Nimbus Mono L'"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2"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IN"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IN"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Style1" style:family="paragraph" style:parent-style-name="Preformatted_20_Text"/>
    <style:style style:name="Style_20_2" style:display-name="Style 2" style:family="paragraph" style:parent-style-name="Style1"/>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Liberation Serif" fo:font-family="'Liberation Serif'" style:font-family-generic="roman" style:font-pitch="variable" fo:font-size="10pt" fo:font-weight="normal" style:font-size-asian="10pt"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0pt" fo:font-weight="normal" style:font-size-asian="10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1" fo:font-family="'Liberation Mono'" style:font-family-generic="modern" style:font-pitch="fixed" style:font-name-asian="Nimbus Mono L1" style:font-family-asian="'Nimbus Mono L'"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7-06-26T18:28:07.552552512</dc:date>
    <meta:editing-cycles>6</meta:editing-cycles>
    <meta:editing-duration>PT34M8S</meta:editing-duration>
    <meta:generator>LibreOffice/5.1.6.2$Linux_X86_64 LibreOffice_project/10m0$Build-2</meta:generator>
    <meta:document-statistic meta:table-count="0" meta:image-count="0" meta:object-count="0" meta:page-count="2" meta:paragraph-count="29" meta:word-count="445" meta:character-count="2486" meta:non-whitespace-character-count="2063"/>
  </office:meta>
</office:document-meta>
</file>